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28.05pt"/>
    </style:style>
    <style:style style:name="co3" style:family="table-column">
      <style:table-column-properties fo:break-before="auto" style:column-width="122.85pt"/>
    </style:style>
    <style:style style:name="co4" style:family="table-column">
      <style:table-column-properties fo:break-before="auto" style:column-width="280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8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LCD-DRIVER(LCD-4.3in_RTP)_Rev_A-BOM===LCD-OLinuXino-4.3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1</text:p>
          </table:table-cell>
          <table:table-cell table:style-name="ce1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26R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2.2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6,R27,R28,R29,R4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<text:span text:style-name="T1">R10</text:span>,R34,R42,R4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7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6,R4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uH/1.5A/220mR/20%/CD53(YS53-220M)</text:p>
          </table:table-cell>
          <table:table-cell table:style-name="ce5" office:value-type="string" calcext:value-type="string">
            <text:p>CD53(54)</text:p>
          </table:table-cell>
          <table:table-cell table:style-name="ce5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nF/16V/10%/X7R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4,C1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2uF/50V/10%/X5R/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2uF/6.3V/20%/X5R/C0603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<text:span text:style-name="T1">C5</text:span>,C20,C21,C2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T54C(SOT23-3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TC114YKA(SOT-2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RLML6402(SOT23-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3036BKTR-G1(SOT23-6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T24C16C-SSHM-T(SOIC-8_150mil)</text:p>
          </table:table-cell>
          <table:table-cell table:style-name="ce5" office:value-type="string" calcext:value-type="string">
            <text:p>SOIC-8_150mil</text:p>
          </table:table-cell>
          <table:table-cell table:style-name="ce5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_FLAT_CON1,<text:span text:style-name="T1">LCD-5in_DISP1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ALE-PAV16X-2x20</text:p>
          </table:table-cell>
          <table:table-cell table:style-name="ce8" office:value-type="string" calcext:value-type="string">
            <text:p>PA-V16X-2X20-LF_Drill_0.9mm</text:p>
          </table:table-cell>
          <table:table-cell table:style-name="ce5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BH254SMT-40(B-V-40-LF)</text:p>
          </table:table-cell>
          <table:table-cell table:style-name="ce5" office:value-type="string" calcext:value-type="string">
            <text:p>GBH254SMT-40</text:p>
          </table:table-cell>
          <table:table-cell table:style-name="ce5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RJ-2mm(DCJ-W54R-20-LF)</text:p>
          </table:table-cell>
          <table:table-cell table:style-name="ce8" office:value-type="string" calcext:value-type="string">
            <text:p>PWRJ-2mm(DCJ-W54R-20-LF)</text:p>
          </table:table-cell>
          <table:table-cell table:style-name="ce5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CD-5”(800x480_HDW050TN22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CD-5”(CAPACITIVE_TS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WU10S)</text:p>
          </table:table-cell>
          <table:table-cell table:style-name="ce5" office:value-type="string" calcext:value-type="string">
            <text:p>WU10S</text:p>
          </table:table-cell>
          <table:table-cell table:style-name="ce5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A(0R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A(1k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NA(22uF/6.3V/20%/X5R/C0603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,<text:span text:style-name="T1">C3</text:span>,C7,C11,C27,C2,C8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A(100nF/16V/10%/X7R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4,C6,C9,C1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A(10nF/50V/10%/X7R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NA(100nF/50V/20%/Y5V/C0603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2.2uF/50V/10%/X5R/C0805)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BZV55C3V9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BZV55C16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A(BAT54S(SOT23-3)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BZV55C3V6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BZV55C6V8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22uH/1.5A/220mR/20%/CD53(YS53-220M))</text:p>
          </table:table-cell>
          <table:table-cell table:style-name="ce5" office:value-type="string" calcext:value-type="string">
            <text:p>CD53(54)</text:p>
          </table:table-cell>
          <table:table-cell table:style-name="ce5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NA(FPV-WZB201-06-LF)</text:p>
          </table:table-cell>
          <table:table-cell table:style-name="ce5" office:value-type="string" calcext:value-type="string">
            <text:p>FPV-WZB201-06-LF</text:p>
          </table:table-cell>
          <table:table-cell table:style-name="ce5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FPV-WZA21-40-LF)</text:p>
          </table:table-cell>
          <table:table-cell table:style-name="ce5" office:value-type="string" calcext:value-type="string">
            <text:p>FPV-WZA21-40-LF</text:p>
          </table:table-cell>
          <table:table-cell table:style-name="ce7" office:value-type="string" calcext:value-type="string">
            <text:p>LCD-4,3in_DISP1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A(FPV-WZA21-50-LF)</text:p>
          </table:table-cell>
          <table:table-cell table:style-name="ce5" office:value-type="string" calcext:value-type="string">
            <text:p>FPV-WZA21-50-LF</text:p>
          </table:table-cell>
          <table:table-cell table:style-name="ce5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A(FPA-WZB25-04-LF)</text:p>
          </table:table-cell>
          <table:table-cell table:style-name="ce5" office:value-type="string" calcext:value-type="string">
            <text:p>FPA-WZB25-04-LF</text:p>
          </table:table-cell>
          <table:table-cell table:style-name="ce5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0R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2</text:p>
          </table:table-cell>
          <table:table-cell table:style-name="ce10"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NA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,R3,R4,R5,R8,R12,R13,R17,R19,R20,R21,R24,R49,<text:span text:style-name="T2">R40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NA(10k/R0402)</text:p>
          </table:table-cell>
          <table:table-cell table:style-name="ce5" office:value-type="string" calcext:value-type="string">
            <text:p>R0402</text:p>
          </table:table-cell>
          <table:table-cell table:style-name="ce9" office:value-type="string" calcext:value-type="string">
            <text:p>R2,R6,R7,<text:span text:style-name="T3">R9</text:span>,R11,R14,R18,R22,R23,R51,R52,R53,R54,R56,R57,R59,R6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560R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A(20k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,R35,R37,R5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51k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AR1021T-I_SS(SSOP-20))</text:p>
          </table:table-cell>
          <table:table-cell table:style-name="ce5" office:value-type="string" calcext:value-type="string">
            <text:p>SSOP-20W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A(AP3036BKTR-G1(SOT23-6)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pen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string" calcext:value-type="string">
            <text:p>SJ_Closed</text:p>
          </table:table-cell>
          <table:table-cell table:style-name="ce5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:Opened/5.0V:Clos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V_JACK:Opened/5V_LCD:Clos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TRL:Closed/EN:Open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7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5in_CTP_plus_AT24C16C) === </text:span></text:p>
          <text:p><text:span text:style-name="MT2">LCD-OLinuXino-5-BOM &amp; LCD-OLinuXino-5CTS-BOM</text:span></text:p>
        </style:region-center>
        <style:region-right>
          <text:p><text:span text:style-name="MT3">20.06.2018</text:span></text:p>
          <text:p><text:span text:style-name="MT3"/></text:p>
          <text:p><text:span text:style-name="MT3"/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4:15:37.904926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0T14:19:15.317781714</dc:date>
    <meta:editing-duration>PT3H59M38S</meta:editing-duration>
    <meta:editing-cycles>49</meta:editing-cycles>
    <meta:document-statistic meta:table-count="1" meta:cell-count="220" meta:object-count="0"/>
  </office:meta>
</office:document-meta>
</file>